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bf00" fo:border="0.06pt solid #000000"/>
      <style:text-properties fo:color="#000000"/>
    </style:style>
    <style:style style:name="ce3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number-columns-repeated="9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4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4"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6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5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8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"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5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" table:style-name="ce3" office:value-type="float" office:value="32" calcext:value-type="float">
            <text:p>32</text:p>
          </table:table-cell>
          <table:table-cell table:number-columns-repeated="5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 table:style-name="ce2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7:15:24.372608859</meta:creation-date>
    <meta:generator>LibreOffice/6.4.7.2$Linux_X86_64 LibreOffice_project/40$Build-2</meta:generator>
    <dc:date>2022-04-12T17:40:54.173281877</dc:date>
    <meta:editing-duration>PT25M28S</meta:editing-duration>
    <meta:editing-cycles>6</meta:editing-cycles>
    <meta:document-statistic meta:table-count="1" meta:cell-count="398" meta:object-count="0"/>
  </office:meta>
</office:document-meta>
</file>